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5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0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007cm" svg:y="3.25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507cm" svg:y="3.25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007cm" svg:y="3.25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0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2.8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4.3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5.8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7.2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8.7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0.2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1.7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3.283cm" svg:y="2.246cm">
          <draw:text-box>
            <text:p><text:span text:style-name="T2">7</text:span></text:p>
          </draw:text-box>
        </draw:frame>
        <draw:custom-shape draw:style-name="gr3" draw:text-style-name="P4" draw:layer="layout" svg:width="1.588cm" svg:height="1.402cm" svg:x="2.151cm" svg:y="10.1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5.552cm" svg:y="10.1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8.953cm" svg:y="10.121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2.354cm" svg:y="10.12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5.755cm" svg:y="10.12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9.156cm" svg:y="10.124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2.557cm" svg:y="10.125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5.958cm" svg:y="10.126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8:22:17.995745907</dc:date>
    <dc:creator>elucterio </dc:creator>
    <meta:editing-duration>PT11M12S</meta:editing-duration>
    <meta:editing-cycles>8</meta:editing-cycles>
    <meta:generator>LibreOffice/4.2.8.2$Linux_X86_64 LibreOffice_project/420m0$Build-2</meta:generator>
    <meta:document-statistic meta:object-count="24"/>
  </office:meta>
</office:document-meta>
</file>